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F</mi>
        <mi>?</mi>
      </msub>
      <mi>.</mi>
      <mrow>
        <mi>D</mi>
        <mo stretchy="false">=</mo>
        <mrow>
          <mfrac>
            <mrow>
              <mo stretchy="false">−</mo>
              <mrow>
                <mrow>
                  <mrow>
                    <mo fence="true" stretchy="false">(</mo>
                    <mrow>
                      <mrow>
                        <msub>
                          <mi>v</mi>
                          <mrow>
                            <mn>2</mn>
                            <mi>D</mi>
                          </mrow>
                        </msub>
                        <mo stretchy="false">−</mo>
                        <msub>
                          <mi>v</mi>
                          <mrow>
                            <mn>1</mn>
                            <mi>D</mi>
                          </mrow>
                        </msub>
                      </mrow>
                    </mrow>
                    <mo fence="true" stretchy="false">)</mo>
                  </mrow>
                  <mo stretchy="false">∗</mo>
                  <mrow>
                    <munderover>
                      <mo stretchy="false">∑</mo>
                      <mrow>
                        <mi>d</mi>
                        <mo stretchy="false">=</mo>
                        <mn>1</mn>
                      </mrow>
                      <mi>N</mi>
                    </munderover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row>
                                    <mn>2</mn>
                                    <mi>d</mi>
                                  </mrow>
                                </msub>
                                <mo stretchy="false">−</mo>
                                <msub>
                                  <mi>x</mi>
                                  <mrow>
                                    <mn>1</mn>
                                    <mi>d</mi>
                                  </mrow>
                                </msub>
                              </mrow>
                            </mrow>
                            <mo fence="true" stretchy="false">)</mo>
                          </mrow>
                          <mo stretchy="false">∗</mo>
                          <mrow>
                            <mo fence="true" stretchy="false">(</mo>
                            <mrow>
                              <mrow>
                                <msub>
                                  <mi>v</mi>
                                  <mrow>
                                    <mn>2</mn>
                                    <mi>d</mi>
                                  </mrow>
                                </msub>
                                <mo stretchy="false">−</mo>
                                <msub>
                                  <mi>v</mi>
                                  <mrow>
                                    <mn>1</mn>
                                    <mi>d</mi>
                                  </mrow>
                                </msub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stretchy="false">+</mo>
                <mrow>
                  <mrow>
                    <mo fence="true" stretchy="false">(</mo>
                    <mrow>
                      <mrow>
                        <msub>
                          <mi>x</mi>
                          <mrow>
                            <mn>2</mn>
                            <mi>D</mi>
                          </mrow>
                        </msub>
                        <mo stretchy="false">−</mo>
                        <msub>
                          <mi>x</mi>
                          <mrow>
                            <mn>1</mn>
                            <mi>D</mi>
                          </mrow>
                        </msub>
                      </mrow>
                    </mrow>
                    <mo fence="true" stretchy="false">)</mo>
                  </mrow>
                  <mo stretchy="false">∗</mo>
                  <mrow>
                    <munderover>
                      <mo stretchy="false">∑</mo>
                      <mrow>
                        <mi>d</mi>
                        <mo stretchy="false">=</mo>
                        <mn>1</mn>
                      </mrow>
                      <mi>N</mi>
                    </munderover>
                    <mrow>
                      <mo fence="true" stretchy="false">(</mo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v</mi>
                                  <mrow>
                                    <mn>2</mn>
                                    <mi>d</mi>
                                  </mrow>
                                </msub>
                                <mo stretchy="false">−</mo>
                                <msub>
                                  <mi>v</mi>
                                  <mrow>
                                    <mn>1</mn>
                                    <mi>d</mi>
                                  </mrow>
                                </msub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  <mo fence="true" stretchy="false">)</mo>
                    </mrow>
                  </mrow>
                </mrow>
              </mrow>
            </mrow>
            <msup>
              <mrow>
                <mo fence="true" stretchy="false">(</mo>
                <mrow>
                  <mrow>
                    <munderover>
                      <mo stretchy="false">∑</mo>
                      <mrow>
                        <mi>d</mi>
                        <mo stretchy="false">=</mo>
                        <mn>1</mn>
                      </mrow>
                      <mi>N</mi>
                    </munderover>
                    <mrow>
                      <mo fence="true" stretchy="false">(</mo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row>
                                    <mn>2</mn>
                                    <mi>d</mi>
                                  </mrow>
                                </msub>
                                <mo stretchy="false">−</mo>
                                <msub>
                                  <mi>x</mi>
                                  <mrow>
                                    <mn>1</mn>
                                    <mi>d</mi>
                                  </mrow>
                                </msub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N</mi>
                <mo stretchy="false">/</mo>
                <mn>2</mn>
              </mrow>
            </msup>
          </mfrac>
          <mo stretchy="false">∗</mo>
          <mfrac>
            <mrow>
              <mrow>
                <msub>
                  <mi mathvariant="normal">μ</mi>
                  <mn>0</mn>
                </msub>
                <mo stretchy="false">∗</mo>
                <mi mathvariant="normal">Γ</mi>
              </mrow>
              <mrow>
                <mrow>
                  <mo fence="true" stretchy="false">(</mo>
                  <mrow>
                    <mrow>
                      <mi>N</mi>
                      <mo stretchy="false">/</mo>
                      <mn>2</mn>
                    </mrow>
                  </mrow>
                  <mo fence="true" stretchy="false">)</mo>
                </mrow>
                <mo stretchy="false">∗</mo>
                <msub>
                  <mi>q</mi>
                  <mn>1</mn>
                </msub>
                <mo stretchy="false">∗</mo>
                <msub>
                  <mi>q</mi>
                  <mn>2</mn>
                </msub>
              </mrow>
            </mrow>
            <mrow>
              <mn>2</mn>
              <mo stretchy="false">∗</mo>
              <msup>
                <mi mathvariant="normal">π</mi>
                <mrow>
                  <mi>n</mi>
                  <mo stretchy="false">/</mo>
                  <mn>2</mn>
                </mrow>
              </msup>
            </mrow>
          </mfrac>
        </mrow>
      </mrow>
    </mrow>
    <annotation encoding="StarMath 5.0">F_?.D=-{(v_2D-v_1D)*sum from {d=1} to N ((x_2d-x_1d)*(v_2d-v_1d))+ (x_2D-x_1D)*sum from {d=1} to N ((v_2d-v_1d)^2) }over{(sum from{d=1} to {N} ((x_2d-x_1d)^2))^{N/2}}*{{%imu_0*%iGAMMA(N/2)*q_1*q_2}over{2* %ipi^{n/2}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21:54:46.730000000</meta:creation-date>
    <meta:generator>LibreOffice/4.2.3.3$Windows_x86 LibreOffice_project/882f8a0a489bc99a9e60c7905a60226254cb6ff0</meta:generator>
  </office:meta>
</office:document-meta>
</file>